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0b77" officeooo:paragraph-rsid="0010f8c7"/>
    </style:style>
    <style:style style:name="P2" style:family="paragraph" style:parent-style-name="Standard">
      <style:text-properties style:font-name="Liberation Serif" fo:font-size="12pt" officeooo:rsid="001c0b77" officeooo:paragraph-rsid="0010f8c7" style:font-size-asian="12pt" style:font-size-complex="12pt"/>
    </style:style>
    <style:style style:name="P3" style:family="paragraph" style:parent-style-name="Standard">
      <style:text-properties style:font-name="Liberation Serif" fo:font-size="12pt" officeooo:paragraph-rsid="0010f8c7" style:font-size-asian="12pt" style:font-size-complex="12pt"/>
    </style:style>
    <style:style style:name="P4" style:family="paragraph" style:parent-style-name="Standard">
      <style:text-properties style:font-name="Liberation Serif" fo:font-size="12pt" officeooo:rsid="00185e82" officeooo:paragraph-rsid="00185e82" style:font-size-asian="12pt" style:font-size-complex="12pt"/>
    </style:style>
    <style:style style:name="P5" style:family="paragraph" style:parent-style-name="Standard">
      <style:text-properties officeooo:paragraph-rsid="0010f8c7"/>
    </style:style>
    <style:style style:name="T1" style:family="text">
      <style:text-properties officeooo:rsid="0010f8c7"/>
    </style:style>
    <style:style style:name="T2" style:family="text">
      <style:text-properties fo:font-variant="normal" fo:text-transform="none" fo:color="#000000" fo:letter-spacing="normal" fo:font-style="normal" fo:font-weight="normal" officeooo:rsid="001cd3ad"/>
    </style:style>
    <style:style style:name="T3" style:family="text">
      <style:text-properties fo:font-variant="normal" fo:text-transform="none" fo:color="#000000" fo:letter-spacing="normal" fo:font-style="normal" fo:font-weight="normal" officeooo:rsid="00166985"/>
    </style:style>
    <style:style style:name="T4" style:family="text">
      <style:text-properties fo:font-variant="normal" fo:text-transform="none" fo:color="#000000" fo:letter-spacing="normal" fo:font-style="normal" fo:font-weight="normal" officeooo:rsid="001c2008"/>
    </style:style>
    <style:style style:name="T5" style:family="text">
      <style:text-properties style:font-name="Liberation Serif" fo:font-size="12pt" officeooo:rsid="0010f8c7" style:font-size-asian="12pt" style:font-size-complex="12pt"/>
    </style:style>
    <style:style style:name="T6" style:family="text">
      <style:text-properties style:font-name="Liberation Serif" fo:font-size="12pt" officeooo:rsid="00161d68" style:font-size-asian="12pt" style:font-size-complex="12pt"/>
    </style:style>
    <style:style style:name="T7" style:family="text">
      <style:text-properties style:font-name="Liberation Serif" fo:font-size="12pt" officeooo:rsid="00166985" style:font-size-asian="12pt" style:font-size-complex="12pt"/>
    </style:style>
    <style:style style:name="T8" style:family="text">
      <style:text-properties style:font-name="Liberation Serif" fo:font-size="12pt" officeooo:rsid="001a33f2" style:font-size-asian="12pt" style:font-size-complex="12pt"/>
    </style:style>
    <style:style style:name="T9" style:family="text">
      <style:text-properties officeooo:rsid="0011a249"/>
    </style:style>
    <style:style style:name="T10" style:family="text">
      <style:text-properties officeooo:rsid="00149625"/>
    </style:style>
    <style:style style:name="T11" style:family="text">
      <style:text-properties officeooo:rsid="00161d68"/>
    </style:style>
    <style:style style:name="T12" style:family="text">
      <style:text-properties officeooo:rsid="001a33f2"/>
    </style:style>
    <style:style style:name="T13" style:family="text">
      <style:text-properties officeooo:rsid="001c2008"/>
    </style:style>
    <style:style style:name="T14" style:family="text">
      <style:text-properties officeooo:rsid="001cf4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 Abdullahi</text:p>
      <text:p text:style-name="P1"/>
      <text:p text:style-name="P1">CS202 – Program <text:span text:style-name="T12">3</text:span> <text:span text:style-name="T14">Efficiency W</text:span>rite <text:span text:style-name="T14">U</text:span>p</text:p>
      <text:p text:style-name="P1"/>
      <text:p text:style-name="P4">02 - <text:span text:style-name="T14">28 - </text:span>2017</text:p>
      <text:p text:style-name="P5"/>
      <text:p text:style-name="P5"><text:span text:style-name="T5">The purpose of this program is to build a C++ OOP program for </text:span><text:span text:style-name="T8">an emergency broadcast system</text:span><text:span text:style-name="T6"> </text:span><text:span text:style-name="T7">program.</text:span><text:span text:style-name="T6"> The user will have the ability to choose between 3 forms of </text:span><text:span text:style-name="T8">ways to choose how to receive an emergency broadcast</text:span><text:span text:style-name="T6">. One </text:span><text:span text:style-name="T8">form of an emergency broadcast would be through TV. The second form is through Phone number, the third being through social media such as Facebook, Twitter. The goal of the assignment is to have the user be able to select a form of emergency broadcasting system, then alert the user of any events deemed an emergency through their preferred method of receipt. The main concept of this programming assignment is to implement an OOP program which uses the concept of operator overloading.</text:span></text:p>
      <text:p text:style-name="P3"/>
      <text:p text:style-name="P3">The data structures that will be used in this assignment will be <text:span text:style-name="T12">a BST of</text:span> linear linked list, which will manage all of the <text:span text:style-name="T11">different forms of contact information for the user.</text:span>. The structure will provide full <text:span text:style-name="T1">functionality</text:span> of insertion, removal, display a <text:span text:style-name="T12">user</text:span>, <text:span text:style-name="T1">retrieve</text:span> <text:span text:style-name="T12">contact information</text:span>, and remove-all in the structure of a given linear linked list consisting of <text:span text:style-name="T12">contact information the user has decided to provide. I will be providing a text file which has the users information in so the client program doesn't have to receive input from the user every time a new contact information is needed.</text:span> . Although this is a new data structure to me, using a linear linked list with <text:span text:style-name="T13">embedded within a BST node</text:span>, I feel as if this a a good data structure to use, and I want to know how to implement and manage such a structure. <text:span text:style-name="T10">I can see that a linked list would allow for a decent search time complexity, since we are adding the node of a user preferred contact information at the head that the data is needed to be retrieved will not require a traversal since we are adding at the head. I can see why Prof Fant would want us to experiment and utilize this structure since we spent a good deal amount of time on the subject in CS163. </text:span>In CS163, we used these data structures <text:span text:style-name="T9">separately</text:span> but never a composition of the two.</text:p>
      <text:p text:style-name="P3"/>
      <text:p text:style-name="P2"><text:span text:style-name="T2">If I had more time to work on this design, I would look into other data structures which would simplify my overall design and code bulk. I am sure there are other data structures out there which would be better suited for this issue, but I don't have the time to research and correspond those structures to my problem at hand. I think my approach to object oriented programming was good here, in that I broke down the problem into smaller steps, and assigned those tasks to various classes, rather than a few classes handling all of the workload, I think I have a good start to object oriented programming through this approach. I think that the hierarchies I designed in this application was accurate in that it approached the problems from an object oriented programming standpoint. </text:span><text:span text:style-name="T3">The most difficult part of the program for me was having </text:span><text:span text:style-name="T4">to implement the operator overloading portion and WHICH class would use the overloaded operator. T</text:span><text:span text:style-name="T3">he </text:span><text:span text:style-name="T4">assignment specifies not to use</text:span><text:span text:style-name="T3"> dynamic binding, </text:span><text:span text:style-name="T4">but having been exposed to dynamic binding I could see where virtual functions would be of great use here in this assignment. For example, having an abstract base class Emergency_Broadcast, then having derived classes TV, Phone, Facebook, then using the self similar interface to call member functions through this hierarchy. I believe this would be a a good strategy, but from lecture Prof Fant stated there would be some issues using dynamic binding with the overloaded operators.</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5:06:28.170759627</meta:creation-date>
    <dc:date>2017-03-01T17:50:18.475701867</dc:date>
    <meta:editing-duration>PT14M14S</meta:editing-duration>
    <meta:editing-cycles>6</meta:editing-cycles>
    <meta:generator>LibreOffice/5.1.6.2$Linux_X86_64 LibreOffice_project/10m0$Build-2</meta:generator>
    <meta:document-statistic meta:table-count="0" meta:image-count="0" meta:object-count="0" meta:page-count="1" meta:paragraph-count="6" meta:word-count="623" meta:character-count="3561" meta:non-whitespace-character-count="2942"/>
  </office:meta>
</office:document-meta>
</file>